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linkMacSystemFont" svg:font-family="BlinkMacSystemFont, apple-system, 'Segoe UI', Roboto, Helvetica, Arial, sans-serif"/>
    <style:font-face style:name="Consolas" svg:font-family="Consolas, 'Lucida Console', Menlo, Monac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text-properties fo:font-size="12pt" style:font-size-asian="10.5pt" style:font-size-complex="12pt"/>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paragraph-rsid="0024f48f" style:font-size-asian="12pt" style:font-size-complex="12pt"/>
    </style:style>
    <style:style style:name="P5" style:family="paragraph" style:parent-style-name="Text_20_body">
      <style:text-properties fo:font-size="14pt" style:font-size-asian="14pt" style:font-size-complex="14pt"/>
    </style:style>
    <style:style style:name="T1" style:family="text">
      <style:text-properties fo:font-size="12pt" style:font-size-asian="10.5pt" style:font-size-complex="12pt"/>
    </style:style>
    <style:style style:name="T2" style:family="text">
      <style:text-properties fo:font-weight="bold" style:font-weight-asian="bold" style:font-weight-complex="bold"/>
    </style:style>
    <style:style style:name="T3" style:family="text">
      <style:text-properties officeooo:rsid="0024f4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é es la carga diferida en JS?</text:p>
      <text:p text:style-name="P1">Poner algunos ejemplos y explica cada uno de ellos</text:p>
      <text:p text:style-name="P2"><text:tab/>La carga diferida es una técnica por la que no se cargan ciertas partes de una página web, especialmente las imágenes, hasta que sean necesarias. En lugar de cargar todo a la vez, lo que se conoce como carga "previa", el navegador no solicita ciertos recursos hasta que el usuario interactúa de forma que los necesite. Cuando se implementa correctamente, la carga diferida puede acelerar los tiempos de carga de la página.</text:p>
      <text:p text:style-name="P1"/>
      <text:p text:style-name="P3">El atributo <text:span text:style-name="T2">defer</text:span> indica al navegador que no espere por el script. En lugar de ello, debe seguir procesando el HTML, construir el DOM. El script carga “en segundo plano” y se ejecuta cuando el DOM esta completo.<text:span text:style-name="T1"/></text:p>
      <text:p text:style-name="P3"/>
      <text:p text:style-name="P3">&lt;p&gt;...contenido previo script...&lt;/p&gt;<text:span text:style-name="T1"/></text:p>
      <text:p text:style-name="P3"/>
      <text:p text:style-name="P3">&lt;script defer src="https://javascript.info/article/script-async-defer/long.js?speed=1"&gt;&lt;/script&gt;<text:span text:style-name="T1"/></text:p>
      <text:p text:style-name="P3"/>
      <text:p text:style-name="P3">&lt;!-- Inmediatamete visible --&gt;<text:span text:style-name="T1"/></text:p>
      <text:p text:style-name="P3">&lt;p&gt;...contenido posterior al script...&lt;/p&gt;<text:span text:style-name="T1"/></text:p>
      <text:p text:style-name="P3"/>
      <text:p text:style-name="P3">El atributo <text:span text:style-name="T2">async</text:span> es de alguna manera como <text:span text:style-name="T2">defer</text:span>. También hace el script no bloqueante. Pero tiene importantes diferencias de comportamiento. <text:span text:style-name="T3">L</text:span>os scripts <text:span text:style-name="T2">async</text:span> cargan en segundo plano y se ejecutan cuando están listos. El DOM y otros scripts no esperan por ellos, y ellos no esperan por nada. Un script totalmente independiente que se ejecuta en cuanto se ha cargado.<text:span text:style-name="T1"/></text:p>
      <text:p text:style-name="P4"/>
      <text:p text:style-name="P4">&lt;p&gt;...contenido previo a los scripts...&lt;/p&gt;<text:span text:style-name="T1"/></text:p>
      <text:p text:style-name="P4"/>
      <text:p text:style-name="P4">&lt;script&gt;<text:span text:style-name="T1"/></text:p>
      <text:p text:style-name="P4"><text:s text:c="2"/>document.addEventListener('DOMContentLoaded', () =&gt; alert("¡DOM listo!"));<text:span text:style-name="T1"/></text:p>
      <text:p text:style-name="P4">&lt;/script&gt;<text:span text:style-name="T1"/></text:p>
      <text:p text:style-name="P4"/>
      <text:p text:style-name="P4">&lt;script async src="https://javascript.info/article/script-async-defer/long.js"&gt;&lt;/script&gt;<text:span text:style-name="T1"/></text:p>
      <text:p text:style-name="P4">&lt;script async src="https://javascript.info/article/script-async-defer/small.js"&gt;&lt;/script&gt;<text:span text:style-name="T1"/></text:p>
      <text:p text:style-name="P4"/>
      <text:p text:style-name="P4">&lt;p&gt;...contenido posterior a los scripts...&lt;/p&gt;<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linkMacSystemFont" svg:font-family="BlinkMacSystemFont, apple-system, 'Segoe UI', Roboto, Helvetica, Arial, sans-serif"/>
    <style:font-face style:name="Consolas" svg:font-family="Consolas, 'Lucida Console', Menlo, Monac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17:07:23.487220378</meta:creation-date>
    <meta:generator>LibreOffice/7.4.7.2$Linux_X86_64 LibreOffice_project/40$Build-2</meta:generator>
    <dc:date>2023-09-25T19:01:35.263395792</dc:date>
    <meta:editing-duration>PT3H39M33S</meta:editing-duration>
    <meta:editing-cycles>6</meta:editing-cycles>
    <meta:document-statistic meta:table-count="0" meta:image-count="0" meta:object-count="0" meta:page-count="1" meta:paragraph-count="16" meta:word-count="225" meta:character-count="1646" meta:non-whitespace-character-count="1435"/>
  </office:meta>
</office:document-meta>
</file>